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2" style:family="table-cell" style:parent-style-name="Default">
      <style:text-properties fo:color="#999999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 style:data-style-name="N70">
      <style:table-cell-properties fo:background-color="#81d41a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70"/>
    <style:style style:name="ce18" style:family="table-cell" style:parent-style-name="Default" style:data-style-name="N70">
      <style:text-properties fo:color="#999999"/>
    </style:style>
    <style:style style:name="ce19" style:family="table-cell" style:parent-style-name="Default" style:data-style-name="N0"/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4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24059.495895" calcext:value-type="float">
            <text:p>24059.495895</text:p>
          </table:table-cell>
          <table:table-cell table:formula="of:=[.H2]/24/365" office:value-type="float" office:value="2.74651779623288" calcext:value-type="float">
            <text:p>2.74651779623288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Paleognathae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order_lvl_order_suborder_Mirandornith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2"/>
          <table:table-cell table:style-name="ce18"/>
          <table:table-cell table:style-name="ce12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ccipitr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nser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31" calcext:value-type="float">
            <text:p>33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Apo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Bucerot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aprimulg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icon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8"/>
          <table:table-cell table:style-name="ce12" office:value-type="string" calcext:value-type="string">
            <text:p>s</text:p>
          </table:table-cell>
          <table:table-cell table:style-name="ce12" table:number-columns-repeated="1009"/>
        </table:table-row>
        <table:table-row table:style-name="ro1">
          <table:table-cell table:style-name="ce12" office:value-type="float" office:value="266" calcext:value-type="float">
            <text:p>26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lumb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49" calcext:value-type="float">
            <text:p>14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oraci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34" calcext:value-type="float">
            <text:p>134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Cucul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Falconiformes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Gall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Musophag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Otidiformes <text:s text:c="5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12" office:value-type="float" office:value="103" calcext:value-type="float">
            <text:p>103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elecan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odicipediformes 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rocellari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341" calcext:value-type="float">
            <text:p>3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sittac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Pterocliformes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phenisciformes <text:s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trig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Suliformes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inamiformes <text:s text:c="4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order_lvl_suborder_superfam_Trogoniformes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Buceroti <text:s text:c="3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Charadri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Grui <text:s text:c="7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119" calcext:value-type="float">
            <text:p>119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Ralli <text:s text:c="6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border_lvl_superfam_fam_Scolopaci <text:s text:c="2"/>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17" office:value-type="date" office:date-value="2021-10-13T11:59:00" calcext:value-type="date">
            <text:p>13/10/21 11:59</text:p>
          </table:table-cell>
          <table:table-cell table:style-name="ce17"/>
          <table:table-cell table:number-columns-repeated="1014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etrisation</text:p>
          </table:table-cell>
          <table:table-cell table:style-name="ce12" office:value-type="string" calcext:value-type="string">
            <text:p>shapespace_superfam_lvl_fam_Menuroidea</text:p>
          </table:table-cell>
          <table:table-cell table:style-name="ce12" office:value-type="string" calcext:value-type="string">
            <text:p>local</text:p>
          </table:table-cell>
          <table:table-cell table:style-name="ce12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0.88889" calcext:value-type="float">
            <text:p>50.88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99389" calcext:value-type="float">
            <text:p>39.99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7.25667" calcext:value-type="float">
            <text:p>57.25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92556" calcext:value-type="float">
            <text:p>52.9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8944" calcext:value-type="float">
            <text:p>47.18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62278" calcext:value-type="float">
            <text:p>49.62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9.8975" calcext:value-type="float">
            <text:p>39.89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4.17833" calcext:value-type="float">
            <text:p>54.178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62.19722" calcext:value-type="float">
            <text:p>62.19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5.69444" calcext:value-type="float">
            <text:p>55.69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1175" calcext:value-type="float">
            <text:p>53.1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3.83056" calcext:value-type="float">
            <text:p>53.8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1.9325" calcext:value-type="float">
            <text:p>51.93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5.25278" calcext:value-type="float">
            <text:p>45.252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" calcext:value-type="float">
            <text:p>4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53639" calcext:value-type="float">
            <text:p>44.536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0389" calcext:value-type="float">
            <text:p>41.3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93361" calcext:value-type="float">
            <text:p>41.93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9.05028" calcext:value-type="float">
            <text:p>49.05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5528" calcext:value-type="float">
            <text:p>41.75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7.15694" calcext:value-type="float">
            <text:p>47.15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" calcext:value-type="float">
            <text:p>41.6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7806" calcext:value-type="float">
            <text:p>41.77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8.5525" calcext:value-type="float">
            <text:p>48.5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52.06056" calcext:value-type="float">
            <text:p>52.06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4.83694" calcext:value-type="float">
            <text:p>44.83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9611" calcext:value-type="float">
            <text:p>41.69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05944" calcext:value-type="float">
            <text:p>41.0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46444" calcext:value-type="float">
            <text:p>41.46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3972" calcext:value-type="float">
            <text:p>41.63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6.4725" calcext:value-type="float">
            <text:p>46.47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19111" calcext:value-type="float">
            <text:p>41.19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3944" calcext:value-type="float">
            <text:p>41.73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083" calcext:value-type="float">
            <text:p>41.7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34333" calcext:value-type="float">
            <text:p>41.34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72333" calcext:value-type="float">
            <text:p>41.72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417" calcext:value-type="float">
            <text:p>37.7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6" office:value-type="float" office:value="41.66583" calcext:value-type="float">
            <text:p>41.66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1167" calcext:value-type="float">
            <text:p>37.81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2806" calcext:value-type="float">
            <text:p>37.72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361" calcext:value-type="float">
            <text:p>37.66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7306" calcext:value-type="float">
            <text:p>37.77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2556" calcext:value-type="float">
            <text:p>37.82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0389" calcext:value-type="float">
            <text:p>37.70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80417" calcext:value-type="float">
            <text:p>37.8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6675" calcext:value-type="float">
            <text:p>37.66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37.79556" calcext:value-type="float">
            <text:p>37.795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6" office:value-type="float" office:value="55.22083" calcext:value-type="float">
            <text:p>55.220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table:style-name="ce1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17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1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96" calcext:value-type="float">
            <text:p>96</text:p>
          </table:table-cell>
          <table:table-cell table:style-name="ce17" office:value-type="string" calcext:value-type="string">
            <text:p>30/06/2022 – 13:09</text:p>
          </table:table-cell>
          <table:table-cell table:style-name="ce20" office:value-type="float" office:value="7.151" calcext:value-type="float">
            <text:p>7.151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4" calcext:value-type="float">
            <text:p>915938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71667" calcext:value-type="float">
            <text:p>56.71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5" calcext:value-type="float">
            <text:p>915938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2.17389" calcext:value-type="float">
            <text:p>52.17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6" calcext:value-type="float">
            <text:p>915938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52333" calcext:value-type="float">
            <text:p>53.52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87" calcext:value-type="float">
            <text:p>915938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14222" calcext:value-type="float">
            <text:p>51.14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8" calcext:value-type="float">
            <text:p>915938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63694" calcext:value-type="float">
            <text:p>53.63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89" calcext:value-type="float">
            <text:p>915938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8.9075" calcext:value-type="float">
            <text:p>48.90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0" calcext:value-type="float">
            <text:p>915939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43944" calcext:value-type="float">
            <text:p>53.439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1" calcext:value-type="float">
            <text:p>915939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0.4975" calcext:value-type="float">
            <text:p>50.49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2" calcext:value-type="float">
            <text:p>915939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85611" calcext:value-type="float">
            <text:p>51.85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3" calcext:value-type="float">
            <text:p>915939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.10444" calcext:value-type="float">
            <text:p>56.10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4" calcext:value-type="float">
            <text:p>915939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5861" calcext:value-type="float">
            <text:p>47.15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5" calcext:value-type="float">
            <text:p>915939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6" calcext:value-type="float">
            <text:p>915939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5.72444" calcext:value-type="float">
            <text:p>55.7244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7" calcext:value-type="float">
            <text:p>915939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8.71472" calcext:value-type="float">
            <text:p>68.71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398" calcext:value-type="float">
            <text:p>915939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4.81778" calcext:value-type="float">
            <text:p>44.8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399" calcext:value-type="float">
            <text:p>915939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93778" calcext:value-type="float">
            <text:p>60.93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0" calcext:value-type="float">
            <text:p>915940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4.49917" calcext:value-type="float">
            <text:p>44.49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1" calcext:value-type="float">
            <text:p>915940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2.10528" calcext:value-type="float">
            <text:p>62.10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2" calcext:value-type="float">
            <text:p>915940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2.04667" calcext:value-type="float">
            <text:p>52.0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3" calcext:value-type="float">
            <text:p>915940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8.05694" calcext:value-type="float">
            <text:p>58.05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4" calcext:value-type="float">
            <text:p>915940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7.41806" calcext:value-type="float">
            <text:p>57.41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5" calcext:value-type="float">
            <text:p>915940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2.79167" calcext:value-type="float">
            <text:p>52.79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6" calcext:value-type="float">
            <text:p>915940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7.28" calcext:value-type="float">
            <text:p>57.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7" calcext:value-type="float">
            <text:p>915940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1.42611" calcext:value-type="float">
            <text:p>61.42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08" calcext:value-type="float">
            <text:p>915940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8.46806" calcext:value-type="float">
            <text:p>58.4680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09" calcext:value-type="float">
            <text:p>915940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7.4575" calcext:value-type="float">
            <text:p>57.457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0" calcext:value-type="float">
            <text:p>915941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61528" calcext:value-type="float">
            <text:p>50.6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1" calcext:value-type="float">
            <text:p>915941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52167" calcext:value-type="float">
            <text:p>50.52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2" calcext:value-type="float">
            <text:p>915941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3.85222" calcext:value-type="float">
            <text:p>43.85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3" calcext:value-type="float">
            <text:p>915941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31167" calcext:value-type="float">
            <text:p>50.31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4" calcext:value-type="float">
            <text:p>915941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1.45917" calcext:value-type="float">
            <text:p>51.45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5" calcext:value-type="float">
            <text:p>915941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1.34417" calcext:value-type="float">
            <text:p>41.344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6" calcext:value-type="float">
            <text:p>915941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6.08694" calcext:value-type="float">
            <text:p>46.08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17" calcext:value-type="float">
            <text:p>915941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3.21694" calcext:value-type="float">
            <text:p>43.216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8" calcext:value-type="float">
            <text:p>915941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8.51778" calcext:value-type="float">
            <text:p>48.5177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19" calcext:value-type="float">
            <text:p>915941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0.17056" calcext:value-type="float">
            <text:p>50.17056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0" calcext:value-type="float">
            <text:p>915942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1.51917" calcext:value-type="float">
            <text:p>41.5191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1" calcext:value-type="float">
            <text:p>915942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41.00972" calcext:value-type="float">
            <text:p>41.009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2" calcext:value-type="float">
            <text:p>915942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5.73222" calcext:value-type="float">
            <text:p>65.7322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3" calcext:value-type="float">
            <text:p>915942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3.92667" calcext:value-type="float">
            <text:p>63.92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4" calcext:value-type="float">
            <text:p>915942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60.98472" calcext:value-type="float">
            <text:p>60.98472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5" calcext:value-type="float">
            <text:p>915942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table:style-name="ce15" office:value-type="float" office:value="56.62389" calcext:value-type="float">
            <text:p>56.62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6" calcext:value-type="float">
            <text:p>915942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53861" calcext:value-type="float">
            <text:p>60.538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7" calcext:value-type="float">
            <text:p>915942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67139" calcext:value-type="float">
            <text:p>67.6713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28" calcext:value-type="float">
            <text:p>915942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74611" calcext:value-type="float">
            <text:p>64.746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29" calcext:value-type="float">
            <text:p>915942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0.36333" calcext:value-type="float">
            <text:p>70.3633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0" calcext:value-type="float">
            <text:p>915943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5.74667" calcext:value-type="float">
            <text:p>65.746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1" calcext:value-type="float">
            <text:p>915943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0167" calcext:value-type="float">
            <text:p>47.40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2" calcext:value-type="float">
            <text:p>915943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81528" calcext:value-type="float">
            <text:p>66.81528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3" calcext:value-type="float">
            <text:p>915943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5.7325" calcext:value-type="float">
            <text:p>55.7325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4" calcext:value-type="float">
            <text:p>915943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75083" calcext:value-type="float">
            <text:p>60.75083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5" calcext:value-type="float">
            <text:p>915943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1.14389" calcext:value-type="float">
            <text:p>61.143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6" calcext:value-type="float">
            <text:p>915943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0.35889" calcext:value-type="float">
            <text:p>60.35889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7" calcext:value-type="float">
            <text:p>915943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1.34111" calcext:value-type="float">
            <text:p>71.3411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38" calcext:value-type="float">
            <text:p>915943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0.78167" calcext:value-type="float">
            <text:p>70.78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39" calcext:value-type="float">
            <text:p>915943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70.55361" calcext:value-type="float">
            <text:p>70.55361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0" calcext:value-type="float">
            <text:p>915944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7.37194" calcext:value-type="float">
            <text:p>67.37194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59441" calcext:value-type="float">
            <text:p>915944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4.85167" calcext:value-type="float">
            <text:p>64.85167</text:p>
          </table:table-cell>
          <table:table-cell office:value-type="string" calcext:value-type="string">
            <text:p>23/06/2022 – 11:40</text:p>
          </table:table-cell>
          <table:table-cell table:style-name="ce20" office:value-type="float" office:value="7.151" calcext:value-type="float">
            <text:p>7.151</text:p>
          </table:table-cell>
          <table:table-cell table:style-name="ce24"/>
          <table:table-cell office:value-type="float" office:value="9159442" calcext:value-type="float">
            <text:p>915944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95083" calcext:value-type="float">
            <text:p>58.95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1" calcext:value-type="float">
            <text:p>917131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2861" calcext:value-type="float">
            <text:p>47.42861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2" calcext:value-type="float">
            <text:p>917131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26389" calcext:value-type="float">
            <text:p>66.2638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3" calcext:value-type="float">
            <text:p>917131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6175" calcext:value-type="float">
            <text:p>53.617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4" calcext:value-type="float">
            <text:p>917131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83778" calcext:value-type="float">
            <text:p>58.83778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5" calcext:value-type="float">
            <text:p>917131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6.72667" calcext:value-type="float">
            <text:p>66.7266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6" calcext:value-type="float">
            <text:p>917131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9.15194" calcext:value-type="float">
            <text:p>49.1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7" calcext:value-type="float">
            <text:p>917131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7333" calcext:value-type="float">
            <text:p>47.17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8" calcext:value-type="float">
            <text:p>917131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1.57417" calcext:value-type="float">
            <text:p>51.57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19" calcext:value-type="float">
            <text:p>917131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09833" calcext:value-type="float">
            <text:p>58.09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1" calcext:value-type="float">
            <text:p>917132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4333" calcext:value-type="float">
            <text:p>47.243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2" calcext:value-type="float">
            <text:p>917132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0.71833" calcext:value-type="float">
            <text:p>50.7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3" calcext:value-type="float">
            <text:p>917132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00583" calcext:value-type="float">
            <text:p>58.005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4" calcext:value-type="float">
            <text:p>917132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6472" calcext:value-type="float">
            <text:p>47.264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5" calcext:value-type="float">
            <text:p>917132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725" calcext:value-type="float">
            <text:p>47.172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6" calcext:value-type="float">
            <text:p>917132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3.77083" calcext:value-type="float">
            <text:p>53.77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7" calcext:value-type="float">
            <text:p>917132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58.65194" calcext:value-type="float">
            <text:p>58.65194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8" calcext:value-type="float">
            <text:p>917132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2.09917" calcext:value-type="float">
            <text:p>62.099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29" calcext:value-type="float">
            <text:p>917132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11833" calcext:value-type="float">
            <text:p>47.1183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0" calcext:value-type="float">
            <text:p>917133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74417" calcext:value-type="float">
            <text:p>47.7441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1" calcext:value-type="float">
            <text:p>917133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3972" calcext:value-type="float">
            <text:p>47.23972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2" calcext:value-type="float">
            <text:p>917133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0639" calcext:value-type="float">
            <text:p>47.20639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3" calcext:value-type="float">
            <text:p>917133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9306" calcext:value-type="float">
            <text:p>47.493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4" calcext:value-type="float">
            <text:p>917133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44806" calcext:value-type="float">
            <text:p>47.44806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5" calcext:value-type="float">
            <text:p>917133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27" calcext:value-type="float">
            <text:p>47.27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6" calcext:value-type="float">
            <text:p>917133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47.32083" calcext:value-type="float">
            <text:p>47.32083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7" calcext:value-type="float">
            <text:p>917133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13" office:value-type="string" calcext:value-type="string">
            <text:p>Done</text:p>
          </table:table-cell>
          <table:table-cell office:value-type="float" office:value="63.865" calcext:value-type="float">
            <text:p>63.865</text:p>
          </table:table-cell>
          <table:table-cell office:value-type="string" calcext:value-type="string">
            <text:p>28/06/2022 – 16:20</text:p>
          </table:table-cell>
          <table:table-cell table:style-name="ce20" office:value-type="float" office:value="7.151" calcext:value-type="float">
            <text:p>7.151</text:p>
          </table:table-cell>
          <table:table-cell/>
          <table:table-cell office:value-type="float" office:value="9171338" calcext:value-type="float">
            <text:p>917133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9" calcext:value-type="float">
            <text:p>917133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0" calcext:value-type="float">
            <text:p>917134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1" calcext:value-type="float">
            <text:p>917134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2" calcext:value-type="float">
            <text:p>917134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3" calcext:value-type="float">
            <text:p>917134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4" calcext:value-type="float">
            <text:p>917134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5" calcext:value-type="float">
            <text:p>917134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6" calcext:value-type="float">
            <text:p>917134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7" calcext:value-type="float">
            <text:p>917134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8" calcext:value-type="float">
            <text:p>917134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9" calcext:value-type="float">
            <text:p>917134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50" calcext:value-type="float">
            <text:p>917135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 table:style-name="ce15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51" calcext:value-type="float">
            <text:p>917135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29" calcext:value-type="float">
            <text:p>922802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0" calcext:value-type="float">
            <text:p>922803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1" calcext:value-type="float">
            <text:p>922803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2" calcext:value-type="float">
            <text:p>922803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3" calcext:value-type="float">
            <text:p>922803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4" calcext:value-type="float">
            <text:p>922803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5" calcext:value-type="float">
            <text:p>922803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6" calcext:value-type="float">
            <text:p>922803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7" calcext:value-type="float">
            <text:p>922803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8" calcext:value-type="float">
            <text:p>922803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39" calcext:value-type="float">
            <text:p>922803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0" calcext:value-type="float">
            <text:p>922804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1" calcext:value-type="float">
            <text:p>922804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2" calcext:value-type="float">
            <text:p>922804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3" calcext:value-type="float">
            <text:p>922804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4" calcext:value-type="float">
            <text:p>922804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5" calcext:value-type="float">
            <text:p>922804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6" calcext:value-type="float">
            <text:p>922804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7" calcext:value-type="float">
            <text:p>922804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8" calcext:value-type="float">
            <text:p>922804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49" calcext:value-type="float">
            <text:p>922804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0" calcext:value-type="float">
            <text:p>922805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1" calcext:value-type="float">
            <text:p>922805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2" calcext:value-type="float">
            <text:p>922805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3" calcext:value-type="float">
            <text:p>922805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4" calcext:value-type="float">
            <text:p>922805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5" calcext:value-type="float">
            <text:p>922805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6" calcext:value-type="float">
            <text:p>922805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7" calcext:value-type="float">
            <text:p>922805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8" calcext:value-type="float">
            <text:p>922805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59" calcext:value-type="float">
            <text:p>922805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60" calcext:value-type="float">
            <text:p>922806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61" calcext:value-type="float">
            <text:p>922806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62" calcext:value-type="float">
            <text:p>922806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63" calcext:value-type="float">
            <text:p>922806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64" calcext:value-type="float">
            <text:p>922806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65" calcext:value-type="float">
            <text:p>922806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66" calcext:value-type="float">
            <text:p>922806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67" calcext:value-type="float">
            <text:p>922806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68" calcext:value-type="float">
            <text:p>922806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69" calcext:value-type="float">
            <text:p>922806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0" calcext:value-type="float">
            <text:p>922807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1" calcext:value-type="float">
            <text:p>922807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2" calcext:value-type="float">
            <text:p>922807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3" calcext:value-type="float">
            <text:p>922807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4" calcext:value-type="float">
            <text:p>922807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5" calcext:value-type="float">
            <text:p>922807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6" calcext:value-type="float">
            <text:p>922807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7" calcext:value-type="float">
            <text:p>922807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8" calcext:value-type="float">
            <text:p>922807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79" calcext:value-type="float">
            <text:p>922807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0" calcext:value-type="float">
            <text:p>922808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1" calcext:value-type="float">
            <text:p>922808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2" calcext:value-type="float">
            <text:p>922808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3" calcext:value-type="float">
            <text:p>922808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4" calcext:value-type="float">
            <text:p>922808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5" calcext:value-type="float">
            <text:p>922808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6" calcext:value-type="float">
            <text:p>922808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7" calcext:value-type="float">
            <text:p>922808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8" calcext:value-type="float">
            <text:p>922808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89" calcext:value-type="float">
            <text:p>922808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0" calcext:value-type="float">
            <text:p>922809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1" calcext:value-type="float">
            <text:p>922809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2" calcext:value-type="float">
            <text:p>922809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3" calcext:value-type="float">
            <text:p>922809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4" calcext:value-type="float">
            <text:p>922809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5" calcext:value-type="float">
            <text:p>922809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6" calcext:value-type="float">
            <text:p>922809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7" calcext:value-type="float">
            <text:p>922809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8" calcext:value-type="float">
            <text:p>922809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099" calcext:value-type="float">
            <text:p>922809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0" calcext:value-type="float">
            <text:p>922810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1" calcext:value-type="float">
            <text:p>922810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2" calcext:value-type="float">
            <text:p>922810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3" calcext:value-type="float">
            <text:p>922810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4" calcext:value-type="float">
            <text:p>922810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5" calcext:value-type="float">
            <text:p>922810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6" calcext:value-type="float">
            <text:p>922810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7" calcext:value-type="float">
            <text:p>922810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8" calcext:value-type="float">
            <text:p>922810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09" calcext:value-type="float">
            <text:p>922810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0" calcext:value-type="float">
            <text:p>922811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1" calcext:value-type="float">
            <text:p>922811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2" calcext:value-type="float">
            <text:p>922811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3" calcext:value-type="float">
            <text:p>922811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4" calcext:value-type="float">
            <text:p>922811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5" calcext:value-type="float">
            <text:p>922811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6" calcext:value-type="float">
            <text:p>922811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7" calcext:value-type="float">
            <text:p>922811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8" calcext:value-type="float">
            <text:p>922811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19" calcext:value-type="float">
            <text:p>922811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0" calcext:value-type="float">
            <text:p>922812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1" calcext:value-type="float">
            <text:p>922812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2" calcext:value-type="float">
            <text:p>922812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3" calcext:value-type="float">
            <text:p>922812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4" calcext:value-type="float">
            <text:p>922812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5" calcext:value-type="float">
            <text:p>922812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6" calcext:value-type="float">
            <text:p>922812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7" calcext:value-type="float">
            <text:p>922812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15" office:value-type="string" calcext:value-type="string">
            <text:p>queue</text:p>
          </table:table-cell>
          <table:table-cell/>
          <table:table-cell office:value-type="string" calcext:value-type="string">
            <text:p>04/07/2022 – 12:12</text:p>
          </table:table-cell>
          <table:table-cell table:number-columns-repeated="2"/>
          <table:table-cell office:value-type="float" office:value="9228128" calcext:value-type="float">
            <text:p>922812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4.2$Linux_X86_64 LibreOffice_project/30$Build-2</meta:generator>
    <dc:date>2022-07-11T13:23:30.333646671</dc:date>
    <meta:editing-duration>P5DT19H57M58S</meta:editing-duration>
    <meta:editing-cycles>264</meta:editing-cycles>
    <meta:document-statistic meta:table-count="1" meta:cell-count="7313" meta:object-count="0"/>
  </office:meta>
</office:document-meta>
</file>